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222222" style:font-name="Verdana" fo:font-size="9.75pt" fo:letter-spacing="normal" fo:font-style="normal"/>
    </style:style>
    <style:style style:name="T2" style:family="text">
      <style:text-properties fo:font-variant="normal" fo:text-transform="none" fo:color="#222222" style:font-name="Verdana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style:font-name="Verdana" fo:font-size="9.75pt" fo:letter-spacing="normal" fo:font-style="normal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4">Test Cases for Simple Service Location Protocol</text:span><text:tab/></text:p>
      <text:p text:style-name="P1"/>
      <text:p text:style-name="P3">Format:</text:p>
      <text:p text:style-name="P1"/>
      <text:p text:style-name="P1"><text:span text:style-name="Strong_20_Emphasis"><text:span text:style-name="T1">Test case id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Test Cases for Service Request Messages and Service Reply Messages</text:span></text:span></text:p>
      <text:p text:style-name="P1"/>
      <text:p text:style-name="P1"><text:span text:style-name="Strong_20_Emphasis"><text:span text:style-name="T1">Test case id:<text:tab/><text:tab/><text:tab/><text:tab/></text:span></text:span><text:span text:style-name="Strong_20_Emphasis"><text:span text:style-name="T3">1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text:tab/><text:tab/><text:tab/><text:tab/></text:span></text:span><text:span text:style-name="Strong_20_Emphasis"><text:span text:style-name="T3">Retransmission of SLP Messag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text:tab/><text:tab/><text:tab/></text:span></text:span><text:span text:style-name="Strong_20_Emphasis"><text:span text:style-name="T3">One UA</text:span></text:span></text:p>
      <text:p text:style-name="P1"><text:span text:style-name="Strong_20_Emphasis"><text:span text:style-name="T1"><text:tab/></text:span></text:span></text:p>
      <text:p text:style-name="P1"><text:span text:style-name="Strong_20_Emphasis"><text:span text:style-name="T2">Motes Required:<text:tab/><text:tab/><text:tab/></text:span></text:span><text:span text:style-name="Strong_20_Emphasis"><text:span text:style-name="T3">1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text:tab/><text:tab/><text:tab/></text:span></text:span><text:span text:style-name="Strong_20_Emphasis"><text:span text:style-name="T3">Requests which fail to get a response are retransmitted.The <text:tab/><text:tab/><text:tab/><text:tab/><text:tab/>initial retransmission occurs after a CONFIG_RETRY wait <text:tab/><text:tab/><text:tab/><text:tab/><text:tab/><text:tab/>period.Retransmissions MUST be made with exponentially <text:tab/><text:tab/><text:tab/><text:tab/><text:tab/>increasing wait intervals(doubling the wait each time). <text:tab/><text:tab/><text:tab/><text:tab/><text:tab/><text:tab/>Multicast requests SHOULD be reissued over <text:tab/><text:tab/><text:tab/><text:tab/><text:tab/><text:tab/><text:tab/>CONFIG_MC_MAX seconds until a result has been obtained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text:tab/><text:tab/><text:tab/><text:tab/></text:span></text:span><text:span text:style-name="Strong_20_Emphasis"><text:span text:style-name="T3">Pas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text:tab/><text:tab/><text:tab/><text:tab/></text:span></text:span><text:span text:style-name="Strong_20_Emphasis"><text:span text:style-name="T3">Section 6.3 of RFC 2608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Test case id:<text:tab/><text:tab/><text:tab/><text:tab/></text:span></text:span><text:span text:style-name="Strong_20_Emphasis"><text:span text:style-name="T3">2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text:tab/><text:tab/><text:tab/><text:tab/></text:span></text:span><text:span text:style-name="Strong_20_Emphasis"><text:span text:style-name="T3">Retransmission of SLP Messag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text:tab/><text:tab/><text:tab/></text:span></text:span><text:span text:style-name="Strong_20_Emphasis"><text:span text:style-name="T3">One UA,One SA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text:tab/><text:tab/><text:tab/></text:span></text:span><text:span text:style-name="Strong_20_Emphasis"><text:span text:style-name="T3">2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text:tab/><text:tab/><text:tab/></text:span></text:span><text:span text:style-name="Strong_20_Emphasis"><text:span text:style-name="T3">UA Should stop retransmissions whenever he receives a <text:tab/><text:tab/><text:tab/><text:tab/><text:tab/><text:tab/>Service Reply Message and Reset the Timer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text:tab/><text:tab/><text:tab/><text:tab/></text:span></text:span><text:span text:style-name="Strong_20_Emphasis"><text:span text:style-name="T3">Pas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text:tab/><text:tab/><text:tab/><text:tab/></text:span></text:span><text:span text:style-name="Strong_20_Emphasis"><text:span text:style-name="T3">-------------------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/>
      <text:p text:style-name="P1"><text:span text:style-name="Strong_20_Emphasis"><text:span text:style-name="T1"><text:tab/><text:tab/></text:span></text:span></text:p>
      <text:p text:style-name="P1"><text:span text:style-name="Strong_20_Emphasis"><text:span text:style-name="T1">Test case id:<text:tab/><text:tab/><text:tab/><text:tab/></text:span></text:span><text:span text:style-name="Strong_20_Emphasis"><text:span text:style-name="T3">3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text:tab/><text:tab/><text:tab/><text:tab/></text:span></text:span><text:span text:style-name="Strong_20_Emphasis"><text:span text:style-name="T3">SCOPE_ERROR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text:tab/><text:tab/><text:tab/></text:span></text:span><text:span text:style-name="Strong_20_Emphasis"><text:span text:style-name="T3">One UA ,One SA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text:tab/><text:tab/><text:tab/></text:span></text:span><text:span text:style-name="Strong_20_Emphasis"><text:span text:style-name="T3">2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text:tab/><text:tab/><text:tab/></text:span></text:span><text:span text:style-name="Strong_20_Emphasis"><text:span text:style-name="T3">SA has received the service request and the scope field <text:tab/><text:tab/><text:tab/><text:tab/><text:tab/><text:tab/>present in the service message does not match with his <text:tab/><text:tab/><text:tab/><text:tab/><text:tab/><text:tab/>scope field then SA will send a Service Reply Message with <text:tab/><text:tab/><text:tab/><text:tab/><text:tab/>error code set to SCOPE_ERROR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text:tab/><text:tab/><text:tab/><text:tab/></text:span></text:span><text:span text:style-name="Strong_20_Emphasis"><text:span text:style-name="T3">Pas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text:tab/><text:tab/><text:tab/><text:tab/></text:span></text:span><text:span text:style-name="Strong_20_Emphasis"><text:span text:style-name="T3">SCOPE_ERROR is received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/></text:span></text:p>
      <text:p text:style-name="P1"><text:span text:style-name="Strong_20_Emphasis"><text:span text:style-name="T3"/></text:span></text:p>
      <text:p text:style-name="P1"/>
      <text:p text:style-name="P1"><text:span text:style-name="Strong_20_Emphasis"><text:span text:style-name="T1">Test case id:<text:tab/><text:tab/><text:tab/><text:tab/></text:span></text:span><text:span text:style-name="Strong_20_Emphasis"><text:span text:style-name="T3">4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text:tab/><text:tab/><text:tab/><text:tab/></text:span></text:span><text:span text:style-name="Strong_20_Emphasis"><text:span text:style-name="T3">Service Request Message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text:tab/><text:tab/><text:tab/></text:span></text:span><text:span text:style-name="Strong_20_Emphasis"><text:span text:style-name="T3">Two UA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text:tab/><text:tab/><text:tab/></text:span></text:span><text:span text:style-name="Strong_20_Emphasis"><text:span text:style-name="T3">2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text:tab/><text:tab/><text:tab/></text:span></text:span><text:span text:style-name="Strong_20_Emphasis"><text:span text:style-name="T3">Whenever a UA broadcasts or multicast an Service Request <text:tab/><text:tab/><text:tab/><text:tab/><text:tab/>Message .It is received by all the nodes present in the <text:tab/><text:tab/><text:tab/><text:tab/><text:tab/><text:tab/>Network.It may be also received by UA also but UA should <text:tab/><text:tab/><text:tab/><text:tab/><text:tab/>not process this message .The received Service Request <text:tab/><text:tab/><text:tab/><text:tab/><text:tab/><text:tab/>Message should be discarded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text:tab/><text:tab/><text:tab/><text:tab/></text:span></text:span><text:span text:style-name="Strong_20_Emphasis"><text:span text:style-name="T3">Pas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text:tab/><text:tab/><text:tab/><text:tab/></text:span></text:span><text:span text:style-name="Strong_20_Emphasis"><text:span text:style-name="T3">--------------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Test case id:<text:tab/><text:tab/><text:tab/><text:tab/></text:span></text:span><text:span text:style-name="Strong_20_Emphasis"><text:span text:style-name="T3">5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text:tab/><text:tab/><text:tab/><text:tab/></text:span></text:span><text:span text:style-name="Strong_20_Emphasis"><text:span text:style-name="T3">Service Request Message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text:tab/><text:tab/><text:tab/></text:span></text:span><text:span text:style-name="Strong_20_Emphasis"><text:span text:style-name="T3">One UA and One SA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text:tab/><text:tab/><text:tab/></text:span></text:span><text:span text:style-name="Strong_20_Emphasis"><text:span text:style-name="T3">2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text:tab/><text:tab/><text:tab/></text:span></text:span><text:span text:style-name="Strong_20_Emphasis"><text:span text:style-name="T3">Whenever a UA sends a service request message with no <text:tab/><text:tab/><text:tab/><text:tab/><text:tab/>scope and if the service matches with the <text:s/>service which the <text:tab/><text:tab/><text:tab/><text:tab/><text:tab/>SA is advertising then he should send the Service Reply <text:tab/><text:tab/><text:tab/><text:tab/><text:tab/><text:tab/>Message with the service Location Information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text:tab/><text:tab/><text:tab/><text:tab/></text:span></text:span><text:span text:style-name="Strong_20_Emphasis"><text:span text:style-name="T3">Pas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text:tab/><text:tab/><text:tab/><text:tab/></text:span></text:span><text:span text:style-name="Strong_20_Emphasis"><text:span text:style-name="T3">SA has sent the service reply Message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Test case id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Unit to test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ssumption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Motes Required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xpected result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Pass/Fail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Comments:</text:span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mbo </meta:initial-creator>
    <meta:creation-date>2013-09-18T11:40:25</meta:creation-date>
    <dc:date>2013-09-19T10:32:47</dc:date>
    <dc:creator>Jumbo </dc:creator>
    <meta:editing-duration>PT44M35S</meta:editing-duration>
    <meta:editing-cycles>52</meta:editing-cycles>
    <meta:generator>LibreOffice/3.5$Linux_x86 LibreOffice_project/350m1$Build-2</meta:generator>
    <meta:document-statistic meta:table-count="0" meta:image-count="0" meta:object-count="0" meta:page-count="3" meta:paragraph-count="54" meta:word-count="346" meta:character-count="2361" meta:non-whitespace-character-count="1881"/>
  </office:meta>
</office:document-meta>
</file>